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8cm" fo:break-before="auto" style:use-optimal-row-height="true"/>
    </style:style>
    <style:style style:name="ro5" style:family="table-row">
      <style:table-row-properties style:row-height="2.136cm" fo:break-before="auto" style:use-optimal-row-height="true"/>
    </style:style>
    <style:style style:name="ro6" style:family="table-row">
      <style:table-row-properties style:row-height="1.136cm" fo:break-before="auto" style:use-optimal-row-height="true"/>
    </style:style>
    <style:style style:name="ro7" style:family="table-row">
      <style:table-row-properties style:row-height="2.0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28_11-24-40_000.jpg</text:p>
          </table:table-cell>
          <table:table-cell table:style-name="ce18" office:value-type="string">
            <text:p>:m RES 1*1 / free# JVEMV6 70#_19 / 70. CO2 / w:RWGS;FT;HF;プロピレン,topic=~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2]=&quot;&quot;;[.C2];CONCATENATE([.C2];&quot; / &quot;;[.E2]))" office:value-type="string" office:string-value=":m RES 1*1 / free# JVEMV6 70#_19 / 70. CO2 / w:RWGS;FT;HF;プロピレン,topic=~,other=~,think~">
            <text:p>:m RES 1*1 / free# JVEMV6 70#_19 / 70. CO2 / w:RWGS;FT;HF;プロピレン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28_14-04-40_000.jpg</text:p>
          </table:table-cell>
          <table:table-cell table:style-name="ce18" office:value-type="string">
            <text:p>:m RES 1-3*3 / free# JVEMV6 71#_8 / 71. logic / w:theory;full-interpretation;propositional-symbols;non-logical-symbols;truth-assignment-function;extension;inductively-defined;extended-interpretation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3]=&quot;&quot;;[.C3];CONCATENATE([.C3];&quot; / &quot;;[.E3]))" office:value-type="string" office:string-value=":m RES 1-3*3 / free# JVEMV6 71#_8 / 71. logic / w:theory;full-interpretation;propositional-symbols;non-logical-symbols;truth-assignment-function;extension;inductively-defined;extended-interpretation,other=~,think~">
            <text:p>:m RES 1-3*3 / free# JVEMV6 71#_8 / 71. logic / w:theory;full-interpretation;propositional-symbols;non-logical-symbols;truth-assignment-function;extension;inductively-defined;extended-interpretation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28_16-37-24_000.jpg</text:p>
          </table:table-cell>
          <table:table-cell table:style-name="ce18" office:value-type="string">
            <text:p>:m READ 1-2*2 / id=9BJ_1 / at=#12 / w:~,other=~,think~</text:p>
          </table:table-cell>
          <table:table-cell table:style-name="ce18"/>
          <table:table-cell table:style-name="ce4"/>
          <table:table-cell table:style-name="ce4"/>
          <table:table-cell table:style-name="ce37" table:formula="of:=IF([.E4]=&quot;&quot;;[.C4];CONCATENATE([.C4];&quot; / &quot;;[.E4]))" office:value-type="string" office:string-value=":m READ 1-2*2 / id=9BJ_1 / at=#12 / w:~,other=~,think~">
            <text:p>:m READ 1-2*2 / id=9BJ_1 / at=#12 / w: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28_18-05-15_000.jpg</text:p>
          </table:table-cell>
          <table:table-cell table:style-name="ce18" office:value-type="string">
            <text:p>:m RES 1*1 / free# JVEMV6 70#_20 / 70. CO2 / w:carboxyl;formate,topic=~,other=~,think~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5]=&quot;&quot;;[.C5];CONCATENATE([.C5];&quot; / &quot;;[.E5]))" office:value-type="string" office:string-value=":m RES 1*1 / free# JVEMV6 70#_20 / 70. CO2 / w:carboxyl;formate,topic=~,other=~,think~">
            <text:p>:m RES 1*1 / free# JVEMV6 70#_20 / 70. CO2 / w:carboxyl;formate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28_21-18-12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29_03-50-10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7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7" table:formula="of:=IF([.E7]=&quot;&quot;;[.C7];CONCATENATE([.C7];&quot; / &quot;;[.E7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29_03-50-17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7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29_10-44-06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56005 E-139-34-49.489746</text:p>
          </table:table-cell>
          <table:table-cell table:style-name="ce37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3-29_10-45-56_000.jpg</text:p>
          </table:table-cell>
          <table:table-cell table:style-name="ce20" office:value-type="string">
            <text:p>:m :th / topic=哲学 / content=今世の見返りは要らない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7" table:formula="of:=IF([.E10]=&quot;&quot;;[.C10];CONCATENATE([.C10];&quot; / &quot;;[.E10]))" office:value-type="string" office:string-value=":m :th / topic=哲学 / content=今世の見返りは要らない">
            <text:p>:m :th / topic=哲学 / content=今世の見返りは要らない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7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2021/03/29</text:date>, <text:time>11:54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29T11:54:45.93</dc:date>
    <dc:creator>iwabuchi ken</dc:creator>
    <meta:editing-duration>P32DT6H28M8S</meta:editing-duration>
    <meta:editing-cycles>12018</meta:editing-cycles>
    <meta:document-statistic meta:table-count="1" meta:cell-count="345" meta:object-count="0"/>
  </office:meta>
</office:document-meta>
</file>